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ce6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ce68" style:family="table-cell" style:parent-style-name="Default">
      <style:text-properties style:text-underline-style="solid" style:text-underline-width="auto" style:text-underline-color="font-color"/>
    </style:style>
    <style:style style:name="ce69" style:family="table-cell" style:parent-style-name="Default">
      <style:table-cell-properties fo:background-color="#99ffff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21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67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35"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15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5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15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6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/>
          <table:table-cell table:number-columns-repeated="5"/>
          <table:table-cell table:style-name="ce15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0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7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47"/>
          <table:table-cell table:number-columns-repeated="8"/>
        </table:table-row>
        <table:table-row table:style-name="ro12">
          <table:table-cell table:number-columns-repeated="7"/>
          <table:table-cell table:style-name="ce21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15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3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64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16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64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64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21"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1700" calcext:value-type="float">
            <text:p>170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29:.F29])" office:value-type="float" office:value="39200" calcext:value-type="float">
            <text:p>39200</text:p>
          </table:table-cell>
          <table:table-cell table:style-name="ce15" table:formula="of:=SUM([.H4:.H28])" office:value-type="float" office:value="42400" calcext:value-type="float">
            <text:p>42400</text:p>
          </table:table-cell>
          <table:table-cell table:style-name="ce29" office:value-type="float" office:value="900" calcext:value-type="float">
            <text:p>900</text:p>
          </table:table-cell>
          <table:table-cell/>
          <table:table-cell table:style-name="ce15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15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15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16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21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37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15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21"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21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15" table:formula="of:=SUM([.H4:.H28])" office:value-type="float" office:value="39200" calcext:value-type="float">
            <text:p>39200</text:p>
          </table:table-cell>
          <table:table-cell table:style-name="ce29" office:value-type="float" office:value="4600" calcext:value-type="float">
            <text:p>4600</text:p>
          </table:table-cell>
          <table:table-cell table:style-name="ce15" table:formula="of:=SUM([.J3:.J28])" office:value-type="float" office:value="216900" calcext:value-type="float">
            <text:p>216900</text:p>
          </table:table-cell>
          <table:table-cell/>
          <table:table-cell table:style-name="ce15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15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37" office:value-type="string" calcext:value-type="string">
            <text:p>24/10/2016</text:p>
          </table:table-cell>
          <table:table-cell table:number-columns-repeated="5"/>
          <table:table-cell table:style-name="ce15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10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Debt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37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15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21"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15" table:formula="of:=SUM([.H4:.H27])" office:value-type="float" office:value="39900" calcext:value-type="float">
            <text:p>39900</text:p>
          </table:table-cell>
          <table:table-cell table:style-name="ce29"/>
          <table:table-cell table:style-name="ce15" table:formula="of:=SUM([.J3:.J28])" office:value-type="float" office:value="240000" calcext:value-type="float">
            <text:p>240000</text:p>
          </table:table-cell>
          <table:table-cell/>
          <table:table-cell table:style-name="ce15" table:formula="of:=SUM([.L22:.L28])" office:value-type="float" office:value="245000" calcext:value-type="float">
            <text:p>245000</text:p>
          </table:table-cell>
          <table:table-cell/>
          <table:table-cell table:style-name="ce15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1" table:formula="of:=SUM([.B55:.F55])" office:value-type="float" office:value="1828.06324110672" calcext:value-type="float">
            <text:p>1828.0632411067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25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15" table:formula="of:=SUM([.H33:.H57])" office:value-type="float" office:value="41300" calcext:value-type="float">
            <text:p>41300</text:p>
          </table:table-cell>
          <table:table-cell table:style-name="ce2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15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1" table:formula="of:=SUM([.B84:.F84])" office:value-type="float" office:value="2916.71679197995" calcext:value-type="float">
            <text:p>2916.71679198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15" table:formula="of:=SUM([.H62:.H85])" office:value-type="float" office:value="59200" calcext:value-type="float">
            <text:p>59200</text:p>
          </table:table-cell>
          <table:table-cell table:style-name="ce2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1" table:formula="of:=SUM([.B113:.F113])" office:value-type="float" office:value="2052.74599542334" calcext:value-type="float">
            <text:p>2052.7459954234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15" table:formula="of:=SUM([.H91:.H114])" office:value-type="float" office:value="40100" calcext:value-type="float">
            <text:p>40100</text:p>
          </table:table-cell>
          <table:table-cell table:style-name="ce29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Debt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60000/24" office:value-type="float" office:value="2500" calcext:value-type="float">
            <text:p>2500</text:p>
          </table:table-cell>
          <table:table-cell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table:number-columns-repeated="7"/>
        </table:table-row>
        <table:table-row table:style-name="ro3">
          <table:table-cell table:style-name="ce37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office:value-type="float" office:value="8000" calcext:value-type="float">
            <text:p>80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350" calcext:value-type="float">
            <text:p>-2350</text:p>
          </table:table-cell>
          <table:table-cell/>
          <table:table-cell table:formula="of:=SUM([.H4];[.H34];[.H64];[.H94];[.H125])" office:value-type="float" office:value="8783.6377485977" calcext:value-type="float">
            <text:p>8783.6377485977</text:p>
          </table:table-cell>
          <table:table-cell table:formula="of:=SUM([.J4];[.K4])" office:value-type="float" office:value="7650" calcext:value-type="float">
            <text:p>7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4]+[.O4]" office:value-type="float" office:value="11283.6377485977" calcext:value-type="float">
            <text:p>11283.6377485977</text:p>
          </table:table-cell>
          <table:table-cell table:formula="of:=[.N4]-[.P4]" office:value-type="float" office:value="-3633.6377485977" calcext:value-type="float">
            <text:p>-3633.637748597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րմենուհի</text:p>
          </table:table-cell>
          <table:table-cell office:value-type="float" office:value="10500" calcext:value-type="float">
            <text:p>10500</text:p>
          </table:table-cell>
          <table:table-cell office:value-type="float" office:value="-1450" calcext:value-type="float">
            <text:p>-1450</text:p>
          </table:table-cell>
          <table:table-cell/>
          <table:table-cell table:formula="of:=SUM([.H5];[.H35];[.H65];[.H95];[.H126])" office:value-type="float" office:value="8784.86668164249" calcext:value-type="float">
            <text:p>8784.8666816425</text:p>
          </table:table-cell>
          <table:table-cell table:formula="of:=SUM([.J5];[.K5])" office:value-type="float" office:value="9050" calcext:value-type="float">
            <text:p>90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5]+[.O5]" office:value-type="float" office:value="11284.8666816425" calcext:value-type="float">
            <text:p>11284.8666816425</text:p>
          </table:table-cell>
          <table:table-cell table:formula="of:=[.N5]-[.P5]" office:value-type="float" office:value="-2234.86668164249" calcext:value-type="float">
            <text:p>-2234.866681642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1800" calcext:value-type="float">
            <text:p>-1800</text:p>
          </table:table-cell>
          <table:table-cell table:style-name="ce69" office:value-type="float" office:value="7100" calcext:value-type="float">
            <text:p>7100</text:p>
          </table:table-cell>
          <table:table-cell table:formula="of:=SUM([.H6];[.H36];[.H66];[.H96];[.H127])" office:value-type="float" office:value="7657.37185762593" calcext:value-type="float">
            <text:p>7657.3718576259</text:p>
          </table:table-cell>
          <table:table-cell table:formula="of:=SUM([.J6];[.K6])" office:value-type="float" office:value="8200" calcext:value-type="float">
            <text:p>82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6]+[.O6]" office:value-type="float" office:value="10157.3718576259" calcext:value-type="float">
            <text:p>10157.3718576259</text:p>
          </table:table-cell>
          <table:table-cell table:formula="of:=[.N6]-[.P6]" office:value-type="float" office:value="-1957.37185762593" calcext:value-type="float">
            <text:p>-1957.371857625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1150" calcext:value-type="float">
            <text:p>-1150</text:p>
          </table:table-cell>
          <table:table-cell office:value-type="float" office:value="80000" calcext:value-type="float">
            <text:p>80000</text:p>
          </table:table-cell>
          <table:table-cell table:formula="of:=SUM([.H7];[.H37];[.H67];[.H97];[.H128])" office:value-type="float" office:value="3897.19072297111" calcext:value-type="float">
            <text:p>3897.1907229711</text:p>
          </table:table-cell>
          <table:table-cell table:formula="of:=SUM([.J7];[.K7])" office:value-type="float" office:value="8850" calcext:value-type="float">
            <text:p>88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7]+[.O7]" office:value-type="float" office:value="6397.19072297111" calcext:value-type="float">
            <text:p>6397.1907229711</text:p>
          </table:table-cell>
          <table:table-cell table:formula="of:=[.N7]-[.P7]" office:value-type="float" office:value="2452.80927702889" calcext:value-type="float">
            <text:p>2452.809277028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table:formula="of:=SUM([.H8];[.H38];[.H68];[.H98];[.H129])" office:value-type="float" office:value="6412.07890496456" calcext:value-type="float">
            <text:p>6412.0789049646</text:p>
          </table:table-cell>
          <table:table-cell table:formula="of:=SUM([.J8];[.K8])" office:value-type="float" office:value="10000" calcext:value-type="float">
            <text:p>10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8]+[.O8]" office:value-type="float" office:value="8912.07890496456" calcext:value-type="float">
            <text:p>8912.0789049646</text:p>
          </table:table-cell>
          <table:table-cell table:formula="of:=[.N8]-[.P8]" office:value-type="float" office:value="1087.92109503544" calcext:value-type="float">
            <text:p>1087.9210950355</text:p>
          </table:table-cell>
        </table:table-row>
        <table:table-row table:style-name="ro3">
          <table:table-cell table:number-columns-repeated="7"/>
          <table:table-cell table:formula="of:=SUM([.B26:.E26])" office:value-type="float" office:value="1507.21120984279" calcext:value-type="float">
            <text:p>1507.2112098428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 office:value-type="float" office:value="-300" calcext:value-type="float">
            <text:p>-300</text:p>
          </table:table-cell>
          <table:table-cell office:value-type="float" office:value="18000" calcext:value-type="float">
            <text:p>18000</text:p>
          </table:table-cell>
          <table:table-cell table:formula="of:=SUM([.H9];[.H39];[.H69];[.H99];[.H130])" office:value-type="float" office:value="8812.60995286403" calcext:value-type="float">
            <text:p>8812.609952864</text:p>
          </table:table-cell>
          <table:table-cell table:formula="of:=SUM([.J9];[.K9])" office:value-type="float" office:value="8700" calcext:value-type="float">
            <text:p>87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9]+[.O9]" office:value-type="float" office:value="11312.609952864" calcext:value-type="float">
            <text:p>11312.609952864</text:p>
          </table:table-cell>
          <table:table-cell table:formula="of:=[.N9]-[.P9]" office:value-type="float" office:value="-2612.60995286403" calcext:value-type="float">
            <text:p>-2612.609952864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ասմիկ Դ․</text:p>
          </table:table-cell>
          <table:table-cell office:value-type="float" office:value="11000" calcext:value-type="float">
            <text:p>11000</text:p>
          </table:table-cell>
          <table:table-cell office:value-type="float" office:value="-250" calcext:value-type="float">
            <text:p>-250</text:p>
          </table:table-cell>
          <table:table-cell office:value-type="float" office:value="25000" calcext:value-type="float">
            <text:p>25000</text:p>
          </table:table-cell>
          <table:table-cell table:formula="of:=SUM([.H10];[.H40];[.H70];[.H100];[.H131])" office:value-type="float" office:value="8430.05356188658" calcext:value-type="float">
            <text:p>8430.0535618866</text:p>
          </table:table-cell>
          <table:table-cell table:formula="of:=SUM([.J10];[.K10])" office:value-type="float" office:value="10750" calcext:value-type="float">
            <text:p>10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0]+[.O10]" office:value-type="float" office:value="10930.0535618866" calcext:value-type="float">
            <text:p>10930.0535618866</text:p>
          </table:table-cell>
          <table:table-cell table:formula="of:=[.N10]-[.P10]" office:value-type="float" office:value="-180.053561886582" calcext:value-type="float">
            <text:p>-180.053561886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 office:value-type="float" office:value="-2350" calcext:value-type="float">
            <text:p>-2350</text:p>
          </table:table-cell>
          <table:table-cell office:value-type="float" office:value="12000" calcext:value-type="float">
            <text:p>12000</text:p>
          </table:table-cell>
          <table:table-cell table:formula="of:=SUM([.H11];[.H41];[.H71];[.H101];[.H132])" office:value-type="float" office:value="9539.71617997025" calcext:value-type="float">
            <text:p>9539.7161799703</text:p>
          </table:table-cell>
          <table:table-cell table:formula="of:=SUM([.J11];[.K11])" office:value-type="float" office:value="8650" calcext:value-type="float">
            <text:p>8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1]+[.O11]" office:value-type="float" office:value="12039.7161799703" calcext:value-type="float">
            <text:p>12039.7161799703</text:p>
          </table:table-cell>
          <table:table-cell table:formula="of:=[.N11]-[.P11]" office:value-type="float" office:value="-3389.71617997025" calcext:value-type="float">
            <text:p>-3389.7161799703</text:p>
          </table:table-cell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3250" calcext:value-type="float">
            <text:p>-3250</text:p>
          </table:table-cell>
          <table:table-cell office:value-type="float" office:value="30000" calcext:value-type="float">
            <text:p>30000</text:p>
          </table:table-cell>
          <table:table-cell table:formula="of:=SUM([.H12];[.H42];[.H72];[.H102];[.H133])" office:value-type="float" office:value="6978.73207635457" calcext:value-type="float">
            <text:p>6978.7320763546</text:p>
          </table:table-cell>
          <table:table-cell table:formula="of:=SUM([.J12];[.K12])" office:value-type="float" office:value="6750" calcext:value-type="float">
            <text:p>6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2]+[.O12]" office:value-type="float" office:value="9478.73207635457" calcext:value-type="float">
            <text:p>9478.7320763546</text:p>
          </table:table-cell>
          <table:table-cell table:formula="of:=[.N12]-[.P12]" office:value-type="float" office:value="-2728.73207635457" calcext:value-type="float">
            <text:p>-2728.7320763546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1050" calcext:value-type="float">
            <text:p>-1050</text:p>
          </table:table-cell>
          <table:table-cell table:style-name="ce15" table:formula="of:=SUM([.L7:.L12])" office:value-type="float" office:value="225000" calcext:value-type="float">
            <text:p>225000</text:p>
          </table:table-cell>
          <table:table-cell table:formula="of:=SUM([.H13];[.H43];[.H73];[.H103];[.H134])" office:value-type="float" office:value="9539.71617997025" calcext:value-type="float">
            <text:p>9539.7161799703</text:p>
          </table:table-cell>
          <table:table-cell table:formula="of:=SUM([.J13];[.K13])" office:value-type="float" office:value="8950" calcext:value-type="float">
            <text:p>89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3]+[.O13]" office:value-type="float" office:value="12039.7161799703" calcext:value-type="float">
            <text:p>12039.7161799703</text:p>
          </table:table-cell>
          <table:table-cell table:formula="of:=[.N13]-[.P13]" office:value-type="float" office:value="-3089.71617997025" calcext:value-type="float">
            <text:p>-3089.7161799703</text:p>
          </table:table-cell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40" office:value-type="string" calcext:value-type="string">
            <text:p>Տարոն</text:p>
          </table:table-cell>
          <table:table-cell/>
          <table:table-cell office:value-type="float" office:value="1150" calcext:value-type="float">
            <text:p>1150</text:p>
          </table:table-cell>
          <table:table-cell table:formula="of:=[.L13]-[.J30]" office:value-type="float" office:value="-1500" calcext:value-type="float">
            <text:p>-1500</text:p>
          </table:table-cell>
          <table:table-cell table:formula="of:=SUM([.H14];[.H44];[.H74];[.H104];[.H135])" office:value-type="float" office:value="3382.90996760676" calcext:value-type="float">
            <text:p>3382.9099676068</text:p>
          </table:table-cell>
          <table:table-cell table:formula="of:=SUM([.J14];[.K14])" office:value-type="float" office:value="1150" calcext:value-type="float">
            <text:p>1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4]+[.O14]" office:value-type="float" office:value="5882.90996760676" calcext:value-type="float">
            <text:p>5882.9099676068</text:p>
          </table:table-cell>
          <table:table-cell table:formula="of:=[.N14]-[.P14]" office:value-type="float" office:value="-4732.90996760677" calcext:value-type="float">
            <text:p>-4732.9099676068</text:p>
          </table:table-cell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3250" calcext:value-type="float">
            <text:p>3250</text:p>
          </table:table-cell>
          <table:table-cell/>
          <table:table-cell table:formula="of:=SUM([.H15];[.H45];[.H75];[.H105];[.H136])" office:value-type="float" office:value="8866.89566714974" calcext:value-type="float">
            <text:p>8866.8956671497</text:p>
          </table:table-cell>
          <table:table-cell table:formula="of:=SUM([.J15];[.K15])" office:value-type="float" office:value="13250" calcext:value-type="float">
            <text:p>13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5]+[.O15]" office:value-type="float" office:value="11366.8956671497" calcext:value-type="float">
            <text:p>11366.8956671497</text:p>
          </table:table-cell>
          <table:table-cell table:formula="of:=[.N15]-[.P15]" office:value-type="float" office:value="1883.10433285026" calcext:value-type="float">
            <text:p>1883.1043328503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16];[.H46];[.H76];[.H106];[.H137])" office:value-type="float" office:value="9539.71617997025" calcext:value-type="float">
            <text:p>9539.7161799703</text:p>
          </table:table-cell>
          <table:table-cell table:formula="of:=SUM([.J16];[.K16])" office:value-type="float" office:value="9000" calcext:value-type="float">
            <text:p>9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6]+[.O16]" office:value-type="float" office:value="12039.7161799703" calcext:value-type="float">
            <text:p>12039.7161799703</text:p>
          </table:table-cell>
          <table:table-cell table:formula="of:=[.N16]-[.P16]" office:value-type="float" office:value="-3039.71617997025" calcext:value-type="float">
            <text:p>-3039.7161799703</text:p>
          </table:table-cell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raks</text:p>
          </table:table-cell>
          <table:table-cell office:value-type="string" calcext:value-type="string">
            <text:p>-Tamara</text:p>
          </table:table-cell>
          <table:table-cell office:value-type="string" calcext:value-type="string">
            <text:p>-Areg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5000" calcext:value-type="float">
            <text:p>5000</text:p>
          </table:table-cell>
          <table:table-cell office:value-type="float" office:value="-2000" calcext:value-type="float">
            <text:p>-2000</text:p>
          </table:table-cell>
          <table:table-cell/>
          <table:table-cell table:formula="of:=SUM([.H17];[.H47];[.H77];[.H107];[.H138])" office:value-type="float" office:value="9539.71617997025" calcext:value-type="float">
            <text:p>9539.7161799703</text:p>
          </table:table-cell>
          <table:table-cell table:formula="of:=SUM([.J17];[.K17])" office:value-type="float" office:value="3000" calcext:value-type="float">
            <text:p>3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7]+[.O17]" office:value-type="float" office:value="12039.7161799703" calcext:value-type="float">
            <text:p>12039.7161799703</text:p>
          </table:table-cell>
          <table:table-cell table:formula="of:=[.N17]-[.P17]" office:value-type="float" office:value="-9039.71617997025" calcext:value-type="float">
            <text:p>-9039.7161799703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4100" calcext:value-type="float">
            <text:p>-4100</text:p>
          </table:table-cell>
          <table:table-cell/>
          <table:table-cell table:formula="of:=SUM([.H18];[.H48];[.H78];[.H108];[.H139])" office:value-type="float" office:value="7533.5080765916" calcext:value-type="float">
            <text:p>7533.5080765916</text:p>
          </table:table-cell>
          <table:table-cell table:formula="of:=SUM([.J18];[.K18])" office:value-type="float" office:value="5900" calcext:value-type="float">
            <text:p>59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8]+[.O18]" office:value-type="float" office:value="10033.5080765916" calcext:value-type="float">
            <text:p>10033.5080765916</text:p>
          </table:table-cell>
          <table:table-cell table:formula="of:=[.N18]-[.P18]" office:value-type="float" office:value="-4133.5080765916" calcext:value-type="float">
            <text:p>-4133.5080765916</text:p>
          </table:table-cell>
        </table:table-row>
        <table:table-row table:style-name="ro3">
          <table:table-cell table:number-columns-repeated="7"/>
          <table:table-cell table:formula="of:=SUM([.B26];[.C26];[.D26];[.F26])" office:value-type="float" office:value="1482.90043290043" calcext:value-type="float">
            <text:p>1482.9004329004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850" calcext:value-type="float">
            <text:p>-2850</text:p>
          </table:table-cell>
          <table:table-cell/>
          <table:table-cell table:formula="of:=SUM([.H19];[.H49];[.H79];[.H109];[.H140])" office:value-type="float" office:value="8032.22074454912" calcext:value-type="float">
            <text:p>8032.2207445491</text:p>
          </table:table-cell>
          <table:table-cell table:formula="of:=SUM([.J19];[.K19])" office:value-type="float" office:value="7150" calcext:value-type="float">
            <text:p>7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9]+[.O19]" office:value-type="float" office:value="10532.2207445491" calcext:value-type="float">
            <text:p>10532.2207445491</text:p>
          </table:table-cell>
          <table:table-cell table:formula="of:=[.N19]-[.P19]" office:value-type="float" office:value="-3382.22074454912" calcext:value-type="float">
            <text:p>-3382.2207445491</text:p>
          </table:table-cell>
        </table:table-row>
        <table:table-row table:style-name="ro3">
          <table:table-cell table:number-columns-repeated="7"/>
          <table:table-cell table:formula="of:=SUM([.C26];[.D26];[.F26])" office:value-type="float" office:value="1111.47186147186" calcext:value-type="float">
            <text:p>1111.4718614719</text:p>
          </table:table-cell>
          <table:table-cell office:value-type="string" calcext:value-type="string">
            <text:p>Edgar</text:p>
          </table:table-cell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H20];[.H50];[.H80];[.H110];[.H141])" office:value-type="float" office:value="5989.32674484398" calcext:value-type="float">
            <text:p>5989.326744844</text:p>
          </table:table-cell>
          <table:table-cell table:formula="of:=SUM([.J20];[.K20])" office:value-type="float" office:value="10500" calcext:value-type="float">
            <text:p>105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0]+[.O20]" office:value-type="float" office:value="8489.32674484398" calcext:value-type="float">
            <text:p>8489.326744844</text:p>
          </table:table-cell>
          <table:table-cell table:formula="of:=[.N20]-[.P20]" office:value-type="float" office:value="2010.67325515603" calcext:value-type="float">
            <text:p>2010.67325515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 office:value-type="float" office:value="-4250" calcext:value-type="float">
            <text:p>-4250</text:p>
          </table:table-cell>
          <table:table-cell/>
          <table:table-cell table:formula="of:=SUM([.H21];[.H51];[.H81];[.H111];[.H142])" office:value-type="float" office:value="9539.71617997025" calcext:value-type="float">
            <text:p>9539.7161799703</text:p>
          </table:table-cell>
          <table:table-cell table:formula="of:=SUM([.J21];[.K21])" office:value-type="float" office:value="7750" calcext:value-type="float">
            <text:p>7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1]+[.O21]" office:value-type="float" office:value="12039.7161799703" calcext:value-type="float">
            <text:p>12039.7161799703</text:p>
          </table:table-cell>
          <table:table-cell table:formula="of:=[.N21]-[.P21]" office:value-type="float" office:value="-4289.71617997025" calcext:value-type="float">
            <text:p>-4289.7161799703</text:p>
          </table:table-cell>
        </table:table-row>
        <table:table-row table:style-name="ro3">
          <table:table-cell table:number-columns-repeated="7"/>
          <table:table-cell table:formula="of:=SUM([.C26];[.E26];[.F26])" office:value-type="float" office:value="1145.30644793803" calcext:value-type="float">
            <text:p>1145.306447938</text:p>
          </table:table-cell>
          <table:table-cell office:value-type="string" calcext:value-type="string">
            <text:p>Araks</text:p>
          </table:table-cell>
          <table:table-cell office:value-type="float" office:value="12000" calcext:value-type="float">
            <text:p>12000</text:p>
          </table:table-cell>
          <table:table-cell office:value-type="float" office:value="-1750" calcext:value-type="float">
            <text:p>-1750</text:p>
          </table:table-cell>
          <table:table-cell/>
          <table:table-cell table:formula="of:=SUM([.H22];[.H52];[.H82];[.H112];[.H143])" office:value-type="float" office:value="6839.93568407184" calcext:value-type="float">
            <text:p>6839.9356840718</text:p>
          </table:table-cell>
          <table:table-cell table:formula="of:=SUM([.J22];[.K22])" office:value-type="float" office:value="10250" calcext:value-type="float">
            <text:p>10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2]+[.O22]" office:value-type="float" office:value="9339.93568407184" calcext:value-type="float">
            <text:p>9339.9356840718</text:p>
          </table:table-cell>
          <table:table-cell table:formula="of:=[.N22]-[.P22]" office:value-type="float" office:value="910.064315928161" calcext:value-type="float">
            <text:p>910.0643159282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Jirayr</text:p>
          </table:table-cell>
          <table:table-cell office:value-type="float" office:value="5000" calcext:value-type="float">
            <text:p>5000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23];[.H53];[.H83];[.H113];[.H144])" office:value-type="float" office:value="9539.71617997025" calcext:value-type="float">
            <text:p>9539.7161799703</text:p>
          </table:table-cell>
          <table:table-cell table:formula="of:=SUM([.J23];[.K23])" office:value-type="float" office:value="1250" calcext:value-type="float">
            <text:p>1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3]+[.O23]" office:value-type="float" office:value="12039.7161799703" calcext:value-type="float">
            <text:p>12039.7161799703</text:p>
          </table:table-cell>
          <table:table-cell table:formula="of:=[.N23]-[.P23]" office:value-type="float" office:value="-10789.7161799703" calcext:value-type="float">
            <text:p>-10789.7161799703</text:p>
          </table:table-cell>
        </table:table-row>
        <table:table-row table:style-name="ro3">
          <table:table-cell table:number-columns-repeated="7"/>
          <table:table-cell table:style-name="ce21" table:formula="of:=SUM([.B26:.F26])" office:value-type="float" office:value="1888.16359079517" calcext:value-type="float">
            <text:p>1888.1635907952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1450" calcext:value-type="float">
            <text:p>1450</text:p>
          </table:table-cell>
          <table:table-cell/>
          <table:table-cell table:formula="of:=SUM([.H24];[.H54];[.H84];[.H114];[.H145])" office:value-type="float" office:value="9115.90665616073" calcext:value-type="float">
            <text:p>9115.9066561607</text:p>
          </table:table-cell>
          <table:table-cell table:formula="of:=SUM([.J24];[.K24])" office:value-type="float" office:value="11450" calcext:value-type="float">
            <text:p>114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4]+[.O24]" office:value-type="float" office:value="11615.9066561607" calcext:value-type="float">
            <text:p>11615.9066561607</text:p>
          </table:table-cell>
          <table:table-cell table:formula="of:=[.N24]-[.P24]" office:value-type="float" office:value="-165.906656160727" calcext:value-type="float">
            <text:p>-165.906656160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5];[.H55];[.H85];[.H115];[.H146])" office:value-type="float" office:value="3382.90996760676" calcext:value-type="float">
            <text:p>3382.9099676068</text:p>
          </table:table-cell>
          <table:table-cell table:formula="of:=SUM([.J25];[.K25])" office:value-type="float" office:value="6400" calcext:value-type="float">
            <text:p>64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5]+[.O25]" office:value-type="float" office:value="5882.90996760676" calcext:value-type="float">
            <text:p>5882.9099676068</text:p>
          </table:table-cell>
          <table:table-cell table:formula="of:=[.N25]-[.P25]" office:value-type="float" office:value="517.090032393236" calcext:value-type="float">
            <text:p>517.0900323932</text:p>
          </table:table-cell>
        </table:table-row>
        <table:table-row table:style-name="ro3">
          <table:table-cell/>
          <table:table-cell table:formula="of:=[.B3]/21" office:value-type="float" office:value="371.428571428571" calcext:value-type="float">
            <text:p>371.4285714286</text:p>
          </table:table-cell>
          <table:table-cell table:formula="of:=[.C3]/22" office:value-type="float" office:value="359.090909090909" calcext:value-type="float">
            <text:p>359.0909090909</text:p>
          </table:table-cell>
          <table:table-cell table:formula="of:=[.D3]/21" office:value-type="float" office:value="371.428571428571" calcext:value-type="float">
            <text:p>371.4285714286</text:p>
          </table:table-cell>
          <table:table-cell table:formula="of:=[.E3]/19" office:value-type="float" office:value="405.263157894737" calcext:value-type="float">
            <text:p>405.2631578947</text:p>
          </table:table-cell>
          <table:table-cell table:formula="of:=[.F3]/21" office:value-type="float" office:value="380.952380952381" calcext:value-type="float">
            <text:p>380.9523809524</text:p>
          </table:table-cell>
          <table:table-cell/>
          <table:table-cell table:formula="of:=SUM([.B26];[.F26])" office:value-type="float" office:value="752.380952380952" calcext:value-type="float">
            <text:p>752.380952381</text:p>
          </table:table-cell>
          <table:table-cell table:style-name="ce43" office:value-type="string" calcext:value-type="string">
            <text:p>Hasmik K</text:p>
          </table:table-cell>
          <table:table-cell office:value-type="float" office:value="6000" calcext:value-type="float">
            <text:p>6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6];[.H56];[.H86];[.H116];[.H147])" office:value-type="float" office:value="2703.70206452586" calcext:value-type="float">
            <text:p>2703.7020645259</text:p>
          </table:table-cell>
          <table:table-cell table:formula="of:=SUM([.J26];[.K26])"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formula="of:=[.M26]+[.O26]" office:value-type="float" office:value="2703.70206452586" calcext:value-type="float">
            <text:p>2703.7020645259</text:p>
          </table:table-cell>
          <table:table-cell table:formula="of:=[.N26]-[.P26]" office:value-type="float" office:value="-303.702064525863" calcext:value-type="float">
            <text:p>-303.7020645259</text:p>
          </table:table-cell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D26])" office:value-type="float" office:value="1101.94805194805" calcext:value-type="float">
            <text:p>1101.9480519481</text:p>
          </table:table-cell>
          <table:table-cell table:style-name="ce43" office:value-type="string" calcext:value-type="string">
            <text:p>Arus</text:p>
          </table:table-cell>
          <table:table-cell/>
          <table:table-cell office:value-type="float" office:value="-500" calcext:value-type="float">
            <text:p>-500</text:p>
          </table:table-cell>
          <table:table-cell/>
          <table:table-cell table:formula="of:=SUM([.H27];[.H57];[.H87];[.H117];[.H148])" office:value-type="float" office:value="3008.13852813853" calcext:value-type="float">
            <text:p>3008.1385281385</text:p>
          </table:table-cell>
          <table:table-cell table:formula="of:=SUM([.J27];[.K27])"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table:formula="of:=[.M27]+[.O27]" office:value-type="float" office:value="3008.13852813853" calcext:value-type="float">
            <text:p>3008.1385281385</text:p>
          </table:table-cell>
          <table:table-cell table:formula="of:=[.N27]-[.P27]" office:value-type="float" office:value="-3508.13852813853" calcext:value-type="float">
            <text:p>-3508.138528138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Vahe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28];[.H58];[.H88];[.H118];[.H149])" office:value-type="float" office:value="9539.71617997025" calcext:value-type="float">
            <text:p>9539.7161799703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8]+[.O28]" office:value-type="float" office:value="12039.7161799703" calcext:value-type="float">
            <text:p>12039.7161799703</text:p>
          </table:table-cell>
          <table:table-cell table:formula="of:=[.N28]-[.P28]" office:value-type="float" office:value="-4039.71617997025" calcext:value-type="float">
            <text:p>-4039.7161799703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Hasmik N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formula="of:=SUM([.H29];[.H59];[.H89];[.H119];[.H150])" office:value-type="float" office:value="5645.25428995109" calcext:value-type="float">
            <text:p>5645.2542899511</text:p>
          </table:table-cell>
          <table:table-cell table:formula="of:=SUM([.J29];[.K29])" office:value-type="float" office:value="5000" calcext:value-type="float">
            <text:p>5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9]+[.O29]" office:value-type="float" office:value="8145.25428995109" calcext:value-type="float">
            <text:p>8145.2542899511</text:p>
          </table:table-cell>
          <table:table-cell table:formula="of:=[.N29]-[.P29]" office:value-type="float" office:value="-3145.25428995109" calcext:value-type="float">
            <text:p>-3145.2542899511</text:p>
          </table:table-cell>
        </table:table-row>
        <table:table-row table:style-name="ro3">
          <table:table-cell table:number-columns-repeated="7"/>
          <table:table-cell table:style-name="ce15" table:formula="of:=SUM([.H4:.H29])" office:value-type="float" office:value="39200" calcext:value-type="float">
            <text:p>39200</text:p>
          </table:table-cell>
          <table:table-cell table:style-name="ce29"/>
          <table:table-cell table:style-name="ce15" table:formula="of:=SUM([.J4:.J29])" office:value-type="float" office:value="226500" calcext:value-type="float">
            <text:p>226500</text:p>
          </table:table-cell>
          <table:table-cell table:number-columns-repeated="4"/>
          <table:table-cell office:value-type="string" calcext:value-type="string">
            <text:p>Tina</text:p>
          </table:table-cell>
          <table:table-cell/>
          <table:table-cell office:value-type="float" office:value="750" calcext:value-type="float">
            <text:p>750</text:p>
          </table:table-cell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28/11/20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/>
          <table:table-cell table:style-name="ce15" table:formula="of:=SUM([.B33:.F33])" office:value-type="float" office:value="35100" calcext:value-type="float">
            <text:p>35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D56])" office:value-type="float" office:value="1086.05072463768" calcext:value-type="float">
            <text:p>1086.0507246377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57" office:value-type="string" calcext:value-type="string">
            <text:p>Գայանե</text:p>
          </table:table-cell>
          <table:table-cell/>
          <table:table-cell table:formula="of:=SUM([.L6:.L12])-60000" office:value-type="float" office:value="172100" calcext:value-type="float">
            <text:p>1721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րեգ</text:p>
          </table:table-cell>
          <table:table-cell/>
          <table:table-cell table:formula="of:=[.K38]-[.K36]" office:value-type="float" office:value="19700" calcext:value-type="float">
            <text:p>197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0" office:value-type="string" calcext:value-type="string">
            <text:p>Մանե</text:p>
          </table:table-cell>
          <table:table-cell/>
          <table:table-cell table:formula="of:=SUM([.G3];[.G33];[.G63];[.G93];[.G124])" office:value-type="float" office:value="191800" calcext:value-type="float">
            <text:p>191800</text:p>
          </table:table-cell>
          <table:table-cell table:formula="of:=SUM([.L6:.L12]) -60000 + 40000" office:value-type="float" office:value="212100" calcext:value-type="float">
            <text:p>2121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0" office:value-type="string" calcext:value-type="string">
            <text:p>Նանե</text:p>
          </table:table-cell>
          <table:table-cell table:number-columns-repeated="2"/>
          <table:table-cell table:formula="of:=[.L38]-[.K38]" office:value-type="float" office:value="20300" calcext:value-type="float">
            <text:p>203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Armenuhi</text:p>
          </table:table-cell>
          <table:table-cell table:number-columns-repeated="2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B56:.F56])" office:value-type="float" office:value="1494.74637681159" calcext:value-type="float">
            <text:p>1494.7463768116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];[.D56];[.E56])" office:value-type="float" office:value="1153.07971014493" calcext:value-type="float">
            <text:p>1153.079710144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56:.F56])" office:value-type="float" office:value="1494.74637681159" calcext:value-type="float">
            <text:p>1494.746376811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3]/23" office:value-type="float" office:value="365.217391304348" calcext:value-type="float">
            <text:p>365.2173913043</text:p>
          </table:table-cell>
          <table:table-cell table:formula="of:=[.C33]/24" office:value-type="float" office:value="341.666666666667" calcext:value-type="float">
            <text:p>341.6666666667</text:p>
          </table:table-cell>
          <table:table-cell table:formula="of:=[.D33]/24" office:value-type="float" office:value="379.166666666667" calcext:value-type="float">
            <text:p>379.1666666667</text:p>
          </table:table-cell>
          <table:table-cell table:formula="of:=[.E33]/23" office:value-type="float" office:value="408.695652173913" calcext:value-type="float">
            <text:p>408.6956521739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])" office:value-type="float" office:value="365.217391304348" calcext:value-type="float">
            <text:p>365.2173913043</text:p>
          </table:table-cell>
          <table:table-cell table:style-name="ce43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57:.F57])" office:value-type="float" office:value="0" calcext:value-type="float">
            <text:p>0</text:p>
          </table:table-cell>
          <table:table-cell table:formula="of:=SUM([.C56])" office:value-type="float" office:value="341.666666666667" calcext:value-type="float">
            <text:p>341.6666666667</text:p>
          </table:table-cell>
          <table:table-cell table:style-name="ce43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34:.H59])" office:value-type="float" office:value="35100" calcext:value-type="float">
            <text:p>35100</text:p>
          </table:table-cell>
          <table:table-cell table:style-name="ce29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12-12" calcext:value-type="date">
            <text:p>12/12/16</text:p>
          </table:table-cell>
          <table:table-cell office:value-type="float" office:value="9300" calcext:value-type="float">
            <text:p>9300</text:p>
          </table:table-cell>
          <table:table-cell office:value-type="float" office:value="8600" calcext:value-type="float">
            <text:p>8600</text:p>
          </table:table-cell>
          <table:table-cell office:value-type="float" office:value="7900" calcext:value-type="float">
            <text:p>7900</text:p>
          </table:table-cell>
          <table:table-cell office:value-type="float" office:value="11200" calcext:value-type="float">
            <text:p>11200</text:p>
          </table:table-cell>
          <table:table-cell office:value-type="float" office:value="7600" calcext:value-type="float">
            <text:p>7600</text:p>
          </table:table-cell>
          <table:table-cell table:style-name="ce15" table:formula="of:=SUM([.B63:.F63])" office:value-type="float" office:value="44600" calcext:value-type="float">
            <text:p>446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];[.D86];[.E86])" office:value-type="float" office:value="1393.99749373434" calcext:value-type="float">
            <text:p>1393.9974937343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4" office:value-type="string" calcext:value-type="string">
            <text:p>-Ani 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Naira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-edgar</text:p>
          </table:table-cell>
          <table:table-cell table:number-columns-repeated="3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+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Arus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Mane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E86])" office:value-type="float" office:value="1883.47117794486" calcext:value-type="float">
            <text:p>1883.4711779449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];[.C86];[.F86])" office:value-type="float" office:value="1278.99749373434" calcext:value-type="float">
            <text:p>1278.997493734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:.F86])" office:value-type="float" office:value="1773.99749373434" calcext:value-type="float">
            <text:p>1773.997493734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86:.F86])" office:value-type="float" office:value="2263.47117794486" calcext:value-type="float">
            <text:p>2263.4711779449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63]/19" office:value-type="float" office:value="489.473684210526" calcext:value-type="float">
            <text:p>489.4736842105</text:p>
          </table:table-cell>
          <table:table-cell table:formula="of:=[.C63]/21" office:value-type="float" office:value="409.52380952381" calcext:value-type="float">
            <text:p>409.5238095238</text:p>
          </table:table-cell>
          <table:table-cell table:formula="of:=[.D63]/20" office:value-type="float" office:value="395" calcext:value-type="float">
            <text:p>395</text:p>
          </table:table-cell>
          <table:table-cell table:formula="of:=[.E63]/19" office:value-type="float" office:value="589.473684210526" calcext:value-type="float">
            <text:p>589.4736842105</text:p>
          </table:table-cell>
          <table:table-cell table:formula="of:=[.F63]/20" office:value-type="float" office:value="380" calcext:value-type="float">
            <text:p>380</text:p>
          </table:table-cell>
          <table:table-cell/>
          <table:table-cell table:formula="of:=SUM([.B86])" office:value-type="float" office:value="489.473684210526" calcext:value-type="float">
            <text:p>489.4736842105</text:p>
          </table:table-cell>
          <table:table-cell table:style-name="ce43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87:.F87])" office:value-type="float" office:value="0" calcext:value-type="float">
            <text:p>0</text:p>
          </table:table-cell>
          <table:table-cell table:formula="of:=SUM([.C86];[.D86];[.F86])" office:value-type="float" office:value="1184.52380952381" calcext:value-type="float">
            <text:p>1184.5238095238</text:p>
          </table:table-cell>
          <table:table-cell table:style-name="ce43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F86])" office:value-type="float" office:value="380" calcext:value-type="float">
            <text:p>38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64:.I89])" office:value-type="float" office:value="44600" calcext:value-type="float">
            <text:p>446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19/12/2016</text:p>
          </table:table-cell>
          <table:table-cell office:value-type="float" office:value="8300" calcext:value-type="float">
            <text:p>83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93:.F93])" office:value-type="float" office:value="38100" calcext:value-type="float">
            <text:p>38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F116])" office:value-type="float" office:value="866.25386996904" calcext:value-type="float">
            <text:p>866.25386996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C116];[.D116];[.F116])" office:value-type="float" office:value="1640.9907120743" calcext:value-type="float">
            <text:p>1640.9907120743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Ani G</text:p>
          </table:table-cell>
          <table:table-cell/>
          <table:table-cell table:formula="of:=SUM([.C116:.F116])" office:value-type="float" office:value="1574.14860681115" calcext:value-type="float">
            <text:p>1574.148606811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 office:value-type="string" calcext:value-type="string">
            <text:p>-Tamar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aksy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Naira</text:p>
          </table:table-cell>
          <table:table-cell office:value-type="string" calcext:value-type="string">
            <text:p>+Tina</text:p>
          </table:table-cell>
          <table:table-cell office:value-type="string" calcext:value-type="string">
            <text:p>-Nai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Tina</text:p>
          </table:table-cell>
          <table:table-cell/>
          <table:table-cell office:value-type="string" calcext:value-type="string">
            <text:p>-Anjel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16];[.E116])" office:value-type="float" office:value="750" calcext:value-type="float">
            <text:p>75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E116];[.F116])" office:value-type="float" office:value="1236.25386996904" calcext:value-type="float">
            <text:p>1236.25386996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16:.F116])" office:value-type="float" office:value="2010.9907120743" calcext:value-type="float">
            <text:p>2010.990712074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93]/19" office:value-type="float" office:value="436.842105263158" calcext:value-type="float">
            <text:p>436.8421052632</text:p>
          </table:table-cell>
          <table:table-cell table:formula="of:=[.C93]/20" office:value-type="float" office:value="380" calcext:value-type="float">
            <text:p>380</text:p>
          </table:table-cell>
          <table:table-cell table:formula="of:=[.D93]/19" office:value-type="float" office:value="394.736842105263" calcext:value-type="float">
            <text:p>394.7368421053</text:p>
          </table:table-cell>
          <table:table-cell table:formula="of:=[.E93]/20" office:value-type="float" office:value="370" calcext:value-type="float">
            <text:p>370</text:p>
          </table:table-cell>
          <table:table-cell table:formula="of:=[.F93]/17" office:value-type="float" office:value="429.411764705882" calcext:value-type="float">
            <text:p>429.4117647059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117:.F117])" office:value-type="float" office:value="0" calcext:value-type="float">
            <text:p>0</text:p>
          </table:table-cell>
          <table:table-cell table:formula="of:=SUM([.C116])" office:value-type="float" office:value="380" calcext:value-type="float">
            <text:p>380</text:p>
          </table:table-cell>
          <table:table-cell table:style-name="ce43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16];[.E116])" office:value-type="float" office:value="764.736842105263" calcext:value-type="float">
            <text:p>764.7368421053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94:.H120])" office:value-type="float" office:value="38100" calcext:value-type="float">
            <text:p>381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26/12/2016</text:p>
          </table:table-cell>
          <table:table-cell office:value-type="float" office:value="4900" calcext:value-type="float">
            <text:p>49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900" calcext:value-type="float">
            <text:p>8900</text:p>
          </table:table-cell>
          <table:table-cell office:value-type="float" office:value="4500" calcext:value-type="float">
            <text:p>4500</text:p>
          </table:table-cell>
          <table:table-cell table:style-name="ce15" table:formula="of:=SUM([.B124:.F124])" office:value-type="float" office:value="34800" calcext:value-type="float">
            <text:p>34800</text:p>
          </table:table-cell>
          <table:table-cell table:number-columns-repeated="10"/>
        </table:table-row>
        <table:table-row table:style-name="ro3">
          <table:table-cell table:number-columns-repeated="3"/>
          <table:table-cell table:style-name="ce68"/>
          <table:table-cell table:number-columns-repeated="3"/>
          <table:table-cell table:formula="of:=SUM([.C147:.F147])" office:value-type="float" office:value="1555.67765567766" calcext:value-type="float">
            <text:p>1555.6776556777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147:.E147])" office:value-type="float" office:value="1536.19047619048" calcext:value-type="float">
            <text:p>1536.1904761905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N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jela</text:p>
          </table:table-cell>
          <table:table-cell table:number-columns-repeated="3"/>
          <table:table-cell office:value-type="string" calcext:value-type="string">
            <text:p>-Taron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3" office:value-type="string" calcext:value-type="string">
            <text:p>-Taron</text:p>
          </table:table-cell>
          <table:table-cell office:value-type="string" calcext:value-type="string">
            <text:p>-Ani G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table:number-columns-repeated="3" office:value-type="string" calcext:value-type="string">
            <text:p>-Ani G</text:p>
          </table:table-cell>
          <table:table-cell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4" office:value-type="string" calcext:value-type="string">
            <text:p>-Gayane</text:p>
          </table:table-cell>
          <table:table-cell office:value-type="string" calcext:value-type="string">
            <text:p>-Hasmik D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Gevor</text:p>
          </table:table-cell>
          <table:table-cell office:value-type="string" calcext:value-type="string">
            <text:p>-Gay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Hasmik K</text:p>
          </table:table-cell>
          <table:table-cell office:value-type="string" calcext:value-type="string">
            <text:p>-Hrach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y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alust</text:p>
          </table:table-cell>
          <table:table-cell table:number-columns-repeated="3"/>
          <table:table-cell office:value-type="string" calcext:value-type="string">
            <text:p>-Araksya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-Galust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47:.D147];[.F147])" office:value-type="float" office:value="1458.5347985348" calcext:value-type="float">
            <text:p>1458.534798534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124]/15" office:value-type="float" office:value="326.666666666667" calcext:value-type="float">
            <text:p>326.6666666667</text:p>
          </table:table-cell>
          <table:table-cell table:formula="of:=[.C124]/21" office:value-type="float" office:value="385.714285714286" calcext:value-type="float">
            <text:p>385.7142857143</text:p>
          </table:table-cell>
          <table:table-cell table:formula="of:=[.D124]/21" office:value-type="float" office:value="400" calcext:value-type="float">
            <text:p>400</text:p>
          </table:table-cell>
          <table:table-cell table:formula="of:=[.E124]/21" office:value-type="float" office:value="423.809523809524" calcext:value-type="float">
            <text:p>423.8095238095</text:p>
          </table:table-cell>
          <table:table-cell table:formula="of:=[.F124]/13" office:value-type="float" office:value="346.153846153846" calcext:value-type="float">
            <text:p>346.1538461538</text:p>
          </table:table-cell>
          <table:table-cell/>
          <table:table-cell table:formula="of:=SUM([.B147];[.E147];[.F147])" office:value-type="float" office:value="1096.63003663004" calcext:value-type="float">
            <text:p>1096.63003663</text:p>
          </table:table-cell>
          <table:table-cell table:style-name="ce43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148:.F14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125:.H15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</table:table>
      <table:table table:name="Sheet2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Debt</text:p>
          </table:table-cell>
          <table:table-cell table:style-name="ce14" office:value-type="string" calcext:value-type="string">
            <text:p>Cook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string" calcext:value-type="string">
            <text:p>12300(xoharari mot nor taruc heto)</text:p>
          </table:table-cell>
          <table:table-cell table:number-columns-repeated="2"/>
        </table:table-row>
        <table:table-row table:style-name="ro3">
          <table:table-cell table:style-name="ce37" office:value-type="date" office:date-value="2017-09-01" calcext:value-type="date">
            <text:p>09/01/17</text:p>
          </table:table-cell>
          <table:table-cell office:value-type="float" office:value="8200" calcext:value-type="float">
            <text:p>8200</text:p>
          </table:table-cell>
          <table:table-cell table:number-columns-repeated="4"/>
          <table:table-cell table:style-name="ce15"/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office:value-type="float" office:value="20000" calcext:value-type="float">
            <text:p>20000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20000" calcext:value-type="float">
            <text:p>20000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2"/>
          <table:table-cell table:style-name="ce69" office:value-type="float" office:value="60000" calcext:value-type="float">
            <text:p>60000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E26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2"/>
          <table:table-cell office:value-type="float" office:value="25000" calcext:value-type="float">
            <text:p>25000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ce15"/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];[.C26];[.D26];[.F26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office:value-type="float" office:value="9000" calcext:value-type="float">
            <text:p>9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C26];[.D26];[.F26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office:value-type="float" office:value="7000" calcext:value-type="float">
            <text:p>7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C26];[.E26];[.F26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style-name="ce21" table:formula="of:=SUM([.B26:.F26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];[.F26])" office:value-type="float" office:value="0" calcext:value-type="float">
            <text:p>0</text:p>
          </table:table-cell>
          <table:table-cell table:style-name="ce43" office:value-type="string" calcext:value-type="string">
            <text:p>Hasmik K</text:p>
          </table:table-cell>
          <table:table-cell table:number-columns-repeated="3"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D26])" office:value-type="float" office:value="0" calcext:value-type="float">
            <text:p>0</text:p>
          </table:table-cell>
          <table:table-cell table:style-name="ce43" office:value-type="string" calcext:value-type="string">
            <text:p>Arus</text:p>
          </table:table-cell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office:value-type="float" office:value="8200" calcext:value-type="float">
            <text:p>8200</text:p>
          </table:table-cell>
          <table:table-cell/>
          <table:table-cell table:style-name="ce15"/>
        </table:table-row>
        <table:table-row table:style-name="ro3">
          <table:table-cell/>
          <table:table-cell table:formula="of:=[.B3]/24" office:value-type="float" office:value="341.666666666667" calcext:value-type="float">
            <text:p>341.6666666667</text:p>
          </table:table-cell>
          <table:table-cell table:formula="of:=[.C3]/21" office:value-type="float" office:value="0" calcext:value-type="float">
            <text:p>0</text:p>
          </table:table-cell>
          <table:table-cell table:formula="of:=[.D3]/21" office:value-type="float" office:value="0" calcext:value-type="float">
            <text:p>0</text:p>
          </table:table-cell>
          <table:table-cell table:formula="of:=[.E3]/21" office:value-type="float" office:value="0" calcext:value-type="float">
            <text:p>0</text:p>
          </table:table-cell>
          <table:table-cell table:formula="of:=[.F3]/13" office:value-type="float" office:value="0" calcext:value-type="float">
            <text:p>0</text:p>
          </table:table-cell>
          <table:table-cell/>
          <table:table-cell table:style-name="ce15" table:formula="of:=SUM([.H4:.H29])" office:value-type="float" office:value="0" calcext:value-type="float">
            <text:p>0</text:p>
          </table:table-cell>
          <table:table-cell table:style-name="ce29"/>
          <table:table-cell table:number-columns-repeated="3"/>
        </table:table-row>
        <table:table-row table:style-name="ro3">
          <table:table-cell table:number-columns-repeated="8"/>
          <table:table-cell table:style-name="Default" office:value-type="string" calcext:value-type="string">
            <text:p>Tina</text:p>
          </table:table-cell>
          <table:table-cell office:value-type="float" office:value="750" calcext:value-type="float">
            <text:p>750</text:p>
          </table:table-cell>
          <table:table-cell table:number-columns-repeated="2"/>
        </table:table-row>
        <table:table-row table:style-name="ro3">
          <table:table-cell table:number-columns-repeated="8"/>
          <table:table-cell table:style-name="Default"/>
          <table:table-cell table:style-name="ce15" table:formula="of:=SUM([.J4:.J31])" office:value-type="float" office:value="124950" calcext:value-type="float">
            <text:p>124950</text:p>
          </table:table-cell>
          <table:table-cell/>
          <table:table-cell table:formula="of:=SUM([.L4:.L31])" office:value-type="float" office:value="125000" calcext:value-type="float">
            <text:p>125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9">00/00/0000</text:date>, <text:time style:data-style-name="N2" text:time-value="10:49:05.8527837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7-01-09T11:19:27.522030661</dc:date>
    <meta:editing-duration>P12DT3H50M9S</meta:editing-duration>
    <meta:editing-cycles>3571</meta:editing-cycles>
    <meta:generator>LibreOffice/4.2.8.2$Linux_X86_64 LibreOffice_project/420m0$Build-2</meta:generator>
    <meta:document-statistic meta:table-count="22" meta:cell-count="10313" meta:object-count="0"/>
  </office:meta>
</office:document-meta>
</file>